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64656" officeooo:paragraph-rsid="00364656"/>
    </style:style>
    <style:style style:name="P2" style:family="paragraph" style:parent-style-name="Text_20_body">
      <style:text-properties officeooo:rsid="003863e9" officeooo:paragraph-rsid="003863e9"/>
    </style:style>
    <style:style style:name="P3" style:family="paragraph" style:parent-style-name="Text_20_body">
      <style:text-properties officeooo:rsid="004a044f" officeooo:paragraph-rsid="004a044f"/>
    </style:style>
    <style:style style:name="P4" style:family="paragraph" style:parent-style-name="Text_20_body">
      <style:text-properties officeooo:paragraph-rsid="005942e1"/>
    </style:style>
    <style:style style:name="P5" style:family="paragraph" style:parent-style-name="Text_20_body">
      <style:text-properties officeooo:rsid="003cf66e" officeooo:paragraph-rsid="00559d02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03de079" officeooo:paragraph-rsid="003de079"/>
    </style:style>
    <style:style style:name="P7" style:family="paragraph" style:parent-style-name="Heading_20_4">
      <style:text-properties officeooo:rsid="004a044f" officeooo:paragraph-rsid="005942e1"/>
    </style:style>
    <style:style style:name="P8" style:family="paragraph" style:parent-style-name="Heading_20_4">
      <style:text-properties officeooo:rsid="005b3cf0" officeooo:paragraph-rsid="005b3cf0"/>
    </style:style>
    <style:style style:name="P9" style:family="paragraph" style:parent-style-name="Text_20_body">
      <style:text-properties officeooo:rsid="005942e1" officeooo:paragraph-rsid="005942e1"/>
    </style:style>
    <style:style style:name="P10" style:family="paragraph" style:parent-style-name="Text_20_body">
      <style:text-properties officeooo:rsid="005b3cf0" officeooo:paragraph-rsid="005b3cf0"/>
    </style:style>
    <style:style style:name="P11" style:family="paragraph" style:parent-style-name="Text_20_body">
      <style:text-properties officeooo:rsid="005b3cf0" officeooo:paragraph-rsid="005399b0"/>
    </style:style>
    <style:style style:name="T1" style:family="text">
      <style:text-properties officeooo:rsid="003de079"/>
    </style:style>
    <style:style style:name="T2" style:family="text">
      <style:text-properties officeooo:rsid="005942e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5b3c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2">4</text:span> : <text:span text:style-name="T1">SpringBoot et Micro-services</text:span></text:h>
      <text:p text:style-name="Standard"/>
      <text:p text:style-name="Text_20_body"/>
      <text:p text:style-name="P3"/>
      <text:h text:style-name="P7" text:outline-level="4"><text:span text:style-name="T4">Mise en place d'un annuaire Eureka</text:span> </text:h>
      <text:h text:style-name="P8" text:outline-level="4">Mise en place d'un proxy</text:h>
      <text:p text:style-name="P9"/>
      <text:h text:style-name="P8" text:outline-level="4">Découpage de l'application en 2 micro-services</text:h>
      <text:p text:style-name="P11"/>
      <text:p text:style-name="P10">Docker ? </text:p>
      <text:p text:style-name="P4"/>
      <text:p text:style-name="P5"/>
      <text:p text:style-name="P6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6-11-24T08:31:29.417356710</dc:date>
    <meta:editing-duration>PT8H54M41S</meta:editing-duration>
    <meta:editing-cycles>71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24" meta:character-count="148" meta:non-whitespace-character-count="127"/>
  </office:meta>
</office:document-meta>
</file>